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,Bold" svg:font-family="'Arial,Bold', 'Times New Roman'" style:font-family-generic="swiss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Normal">
      <style:paragraph-properties fo:orphans="2" fo:widows="2"/>
      <style:text-properties fo:font-size="7pt" style:font-size-asian="7pt"/>
    </style:style>
    <style:style style:name="P2" style:family="paragraph" style:parent-style-name="Standard">
      <style:text-properties fo:font-size="7pt" style:font-size-asian="7pt"/>
    </style:style>
    <style:style style:name="P3" style:family="paragraph" style:parent-style-name="Standard">
      <style:text-properties fo:font-size="7pt" fo:font-weight="bold" style:font-size-asian="7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 style:shadow="none"/>
      <style:text-properties fo:font-weight="bold" style:font-weight-asian="bold"/>
    </style:style>
    <style:style style:name="P6" style:family="paragraph" style:parent-style-name="Standard">
      <style:text-properties fo:font-size="9pt" style:font-size-asian="9pt"/>
    </style:style>
    <style:style style:name="P7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8" style:family="paragraph" style:parent-style-name="Standard">
      <style:paragraph-properties fo:text-align="justify" style:justify-single-word="false"/>
      <style:text-properties fo:font-size="9pt" style:font-size-asian="9pt"/>
    </style:style>
    <style:style style:name="P9" style:family="paragraph" style:parent-style-name="Основной_20_текст_20_2">
      <style:text-properties fo:font-size="9pt" style:font-size-asian="9pt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/>
    </style:style>
    <style:style style:name="P12" style:family="paragraph" style:parent-style-name="Standard">
      <style:paragraph-properties fo:margin-left="5.4161in" fo:margin-right="-0.0016in" fo:text-align="center" style:justify-single-word="false" fo:text-indent="0.4925in" style:auto-text-indent="false"/>
      <style:text-properties fo:font-size="8pt" style:font-size-asian="8pt" style:font-size-complex="8pt"/>
    </style:style>
    <style:style style:name="P13" style:family="paragraph" style:parent-style-name="Standard">
      <style:paragraph-properties fo:text-align="justify" style:justify-single-word="false"/>
      <style:text-properties fo:font-size="8pt" style:font-size-asian="8pt"/>
    </style:style>
    <style:style style:name="P14" style:family="paragraph" style:parent-style-name="Standard">
      <style:paragraph-properties fo:margin-left="0in" fo:margin-right="0.9846in" fo:line-height="150%" fo:text-align="end" style:justify-single-word="false" fo:text-indent="0in" style:auto-text-indent="false"/>
    </style:style>
    <style:style style:name="P15" style:family="paragraph" style:parent-style-name="Standard">
      <style:paragraph-properties fo:line-height="150%" fo:text-align="end" style:justify-single-word="false"/>
    </style:style>
    <style:style style:name="P16" style:family="paragraph" style:parent-style-name="Standard">
      <style:paragraph-properties fo:line-height="150%" fo:text-align="justify" style:justify-single-word="false"/>
    </style:style>
    <style:style style:name="P17" style:family="paragraph" style:parent-style-name="Standard">
      <style:paragraph-properties fo:line-height="150%" fo:text-align="justify" style:justify-single-word="false"/>
      <style:text-properties officeooo:paragraph-rsid="000e6fa1"/>
    </style:style>
    <style:style style:name="P18" style:family="paragraph" style:parent-style-name="Standard">
      <style:paragraph-properties fo:text-align="center" style:justify-single-word="false"/>
      <style:text-properties fo:font-size="18pt" fo:letter-spacing="0.0693in" fo:font-weight="bold" style:font-size-asian="18pt" style:font-weight-asian="bold"/>
    </style:style>
    <style:style style:name="P19" style:family="paragraph" style:parent-style-name="Standard">
      <style:paragraph-properties fo:text-align="justify" style:justify-single-word="false"/>
      <style:text-properties fo:font-size="6pt" style:font-size-asian="6pt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  <style:text-properties officeooo:paragraph-rsid="000e6fa1"/>
    </style:style>
    <style:style style:name="P22" style:family="paragraph" style:parent-style-name="Standard">
      <style:paragraph-properties fo:line-height="0.2083in" fo:text-align="justify" style:justify-single-word="false"/>
    </style:style>
    <style:style style:name="P23" style:family="paragraph" style:parent-style-name="Standard">
      <style:paragraph-properties fo:line-height="115%" fo:text-align="justify" style:justify-single-word="false"/>
    </style:style>
    <style:style style:name="P24" style:family="paragraph" style:parent-style-name="Основной_20_текст_20_3">
      <style:paragraph-properties fo:line-height="115%"/>
    </style:style>
    <style:style style:name="P25" style:family="paragraph" style:parent-style-name="Standard">
      <style:paragraph-properties fo:text-align="justify" style:justify-single-word="false"/>
      <style:text-properties fo:font-size="4pt" fo:font-style="italic" fo:font-weight="bold" style:font-size-asian="4pt" style:font-style-asian="italic" style:font-weight-asian="bold"/>
    </style:style>
    <style:style style:name="P26" style:family="paragraph" style:parent-style-name="Standard">
      <style:paragraph-properties style:writing-mode="lr-tb"/>
      <style:text-properties officeooo:paragraph-rsid="000fce7e"/>
    </style:style>
    <style:style style:name="P2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28" style:family="paragraph" style:parent-style-name="Standard">
      <style:paragraph-properties fo:text-align="center" style:justify-single-word="false"/>
      <style:text-properties fo:font-size="10pt" style:font-size-asian="10pt"/>
    </style:style>
    <style:style style:name="P29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/>
    </style:style>
    <style:style style:name="P30" style:family="paragraph" style:parent-style-name="Основной_20_текст_20_3">
      <style:paragraph-properties fo:line-height="115%"/>
      <style:text-properties style:text-underline-style="solid" style:text-underline-width="auto" style:text-underline-color="font-color" fo:font-weight="normal" officeooo:rsid="00134c7b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 officeooo:rsid="000e6fa1"/>
    </style:style>
    <style:style style:name="T3" style:family="text">
      <style:text-properties style:text-underline-style="solid" style:text-underline-width="auto" style:text-underline-color="font-color" fo:font-weight="normal" officeooo:rsid="000fce7e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134c7b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13bd15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1435b0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officeooo:rsid="000fce7e"/>
    </style:style>
    <style:style style:name="T8" style:family="text">
      <style:text-properties style:text-underline-style="solid" style:text-underline-width="auto" style:text-underline-color="font-color" officeooo:rsid="00134c7b"/>
    </style:style>
    <style:style style:name="T9" style:family="text">
      <style:text-properties style:text-underline-style="solid" style:text-underline-width="auto" style:text-underline-color="font-color" officeooo:rsid="0013bd15"/>
    </style:style>
    <style:style style:name="T10" style:family="text">
      <style:text-properties style:text-underline-style="solid" style:text-underline-width="auto" style:text-underline-color="font-color" officeooo:rsid="001435b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underline-style="none" officeooo:rsid="0012d5d4"/>
    </style:style>
    <style:style style:name="T13" style:family="text">
      <style:text-properties style:text-underline-style="none" officeooo:rsid="000fce7e"/>
    </style:style>
    <style:style style:name="T14" style:family="text">
      <style:text-properties style:text-underline-style="none" officeooo:rsid="00134c7b"/>
    </style:style>
    <style:style style:name="T15" style:family="text">
      <style:text-properties style:text-underline-style="none" officeooo:rsid="001435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образования и науки Российской Федерации</text:p>
      <text:p text:style-name="P4">Федеральное государственное бюджетное образовательное учреждение </text:p>
      <text:p text:style-name="P4">высшего образования</text:p>
      <text:p text:style-name="P4">«Московский государственный технический университет имени Н.Э. Баумана</text:p>
      <text:p text:style-name="P4">(национальный исследовательский университет)»</text:p>
      <text:p text:style-name="P5">(МГТУ им. Н.Э. Баумана)</text:p>
      <text:p text:style-name="P11"/>
      <text:p text:style-name="P14">УТВЕРЖДАЮ</text:p>
      <text:p text:style-name="P10">Заведующий кафедрой __________</text:p>
      <text:p text:style-name="P12">(Индекс)</text:p>
      <text:p text:style-name="P10">______________ <text:s/>_______________</text:p>
      <text:p text:style-name="P12">(И.О.Фамилия)</text:p>
      <text:p text:style-name="P15">« _____ » ____________ 20 ____ г.</text:p>
      <text:p text:style-name="P1"/>
      <text:p text:style-name="P18">ЗАДАНИЕ</text:p>
      <text:p text:style-name="P27">на выполнение курсового проекта</text:p>
      <text:p text:style-name="P3"/>
      <text:p text:style-name="P26">по дисциплине _______<text:span text:style-name="T8">Операционные Системы</text:span>_______________________________________</text:p>
      <text:p text:style-name="P6"/>
      <text:p text:style-name="Standard">Студент группы __<text:span text:style-name="T2">ИУ7-</text:span><text:span text:style-name="T8">7</text:span><text:span text:style-name="T2">5Б</text:span>__</text:p>
      <text:p text:style-name="P2"/>
      <text:p text:style-name="P21">_____________________<text:span text:style-name="T2">Клименко Алексей Константинович</text:span>____________________________</text:p>
      <text:p text:style-name="P28">(Фамилия, имя, отчество)</text:p>
      <text:p text:style-name="P19"/>
      <text:p text:style-name="P20">Тема курсового проекта _<text:span text:style-name="T8">Драйвер </text:span><text:span text:style-name="T9">геймпада</text:span><text:span text:style-name="T8"> Logitech F310 </text:span><text:span text:style-name="T10">для использования его </text:span><text:span text:style-name="T8">в качестве мыши и клавиатуры </text:span><text:span text:style-name="T14">_</text:span><text:span text:style-name="T15">_____________________________________________________________</text:span></text:p>
      <text:p text:style-name="P19"/>
      <text:p text:style-name="P16">Направленность КП (учебный, исследовательский, практический, производственный, др.)</text:p>
      <text:p text:style-name="P17">____________________________<text:span text:style-name="T2">учебный</text:span>___________________________________________</text:p>
      <text:p text:style-name="P20">Источник тематики (кафедра, предприятие, НИР) __<text:span text:style-name="T2">кафедра</text:span>___________________________</text:p>
      <text:p text:style-name="P8"/>
      <text:p text:style-name="P22">График выполнения проекта: <text:s/>25% к ___ нед., 50% к ___ нед., 75% к __ нед., 100% к ___ нед.</text:p>
      <text:p text:style-name="P9"/>
      <text:p text:style-name="P24">Техническое задание <text:span text:style-name="T11">__</text:span><text:span text:style-name="T4">Разработать драйвер для </text:span><text:span text:style-name="T5">геймпада</text:span><text:span text:style-name="T4"> Logitech F310, который позволяет использовать устройство в качестве мыши и клавиатуры. </text:span><text:span text:style-name="T5">Перемещение мыши назначить на </text:span><text:span text:style-name="T6">левый</text:span><text:span text:style-name="T5"> джойстик, левую кнопку мыши назначить на кнопку “A”, а правую – на “B”. Управление колесиком мыши производить с помощью </text:span><text:span text:style-name="T6">правого</text:span><text:span text:style-name="T5"> джойстика.</text:span><text:span text:style-name="T4"> При нажатии </text:span><text:span text:style-name="T6">“Y” </text:span><text:span text:style-name="T5">отобразить на экране виртуальную клавиатуру, перемещение по которой назначить на крестовину, а выбор клавиши на кнопку “</text:span><text:span text:style-name="T6">RB</text:span><text:span text:style-name="T5">”.</text:span><text:span text:style-name="T4"> Драйвер реализовать для операционной системы Linux.</text:span></text:p>
      <text:p text:style-name="P30"/>
      <text:p text:style-name="P30"/>
      <text:p text:style-name="P29">Оформление курсового проекта:</text:p>
      <text:p text:style-name="P25"/>
      <text:p text:style-name="P20">Расчетно-пояснительная записка на _____ листах формата А4.</text:p>
      <text:p text:style-name="P23">Перечень графического (иллюстративного) материала (чертежи, плакаты, слайды и т.п.) <text:s text:c="2"/></text:p>
      <text:p text:style-name="P23">_______________________________________________________________________________</text:p>
      <text:p text:style-name="P23">_______________________________________________________________________________</text:p>
      <text:p text:style-name="P13"/>
      <text:p text:style-name="P20">Дата выдачи задания « <text:span text:style-name="T12">__</text:span> » _<text:span text:style-name="T12">_______</text:span>_ 20<text:span text:style-name="T13">22</text:span> г.</text:p>
      <text:p text:style-name="P20"/>
      <text:p text:style-name="Standard"><text:span text:style-name="T1">Руководитель курсового проекта<text:tab/></text:span><text:tab/>_________________ <text:s/>___<text:span text:style-name="T8">Н</text:span><text:span text:style-name="T7">. </text:span><text:span text:style-name="T8">Ю</text:span><text:span text:style-name="T7">. </text:span><text:span text:style-name="T8">Рязанова</text:span><text:span text:style-name="T13">__</text:span>_ </text:p>
      <text:p text:style-name="P7">(Подпись, дата) <text:s text:c="28"/>(И.О.Фамилия) <text:s text:c="11"/></text:p>
      <text:p text:style-name="Standard"><text:span text:style-name="T1">Студент<text:tab/><text:tab/><text:tab/><text:tab/><text:tab/><text:tab/></text:span><text:span text:style-name="T11">_________________ <text:s/>___</text:span><text:span text:style-name="T3">А. К. Клименко</text:span><text:span text:style-name="T11">___ </text:span></text:p>
      <text:p text:style-name="P7">(Подпись, дата) <text:s text:c="28"/>(И.О.Фамилия) <text:s text:c="1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,Bold" svg:font-family="'Arial,Bold', 'Times New Roman'" style:font-family-generic="swiss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3pt" fo:language="none" fo:country="none" fo:font-style="italic" style:font-size-asian="13pt" style:font-style-asian="italic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4pt" fo:language="none" fo:country="none" fo:font-style="italic" fo:font-weight="bold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0.2083in" fo:text-align="justify" style:justify-single-word="false" fo:keep-with-next="always"/>
      <style:text-properties fo:font-size="10pt" fo:language="none" fo:country="none" fo:font-weight="bold" style:font-size-asian="10pt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2083in" fo:text-align="center" style:justify-single-word="false" fo:keep-with-next="always"/>
      <style:text-properties fo:font-size="10pt" fo:language="none" fo:country="none" fo:font-weight="bold" style:font-size-asian="10pt" style:font-weight-asian="bold" style:font-size-complex="10pt"/>
    </style:style>
    <style:style style:name="Обычный1" style:family="paragraph">
      <style:paragraph-properties fo:margin-left="0in" fo:margin-right="0in" fo:text-align="justify" style:justify-single-word="false" fo:orphans="0" fo:widows="0" fo:text-indent="0.1945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R1" style:family="paragraph">
      <style:paragraph-properties fo:text-align="center" style:justify-single-word="false" fo:orphans="0" fo:widows="0" style:writing-mode="lr-tb"/>
      <style:text-properties style:use-window-font-color="true" loext:opacity="0%" style:font-name="Arial" fo:font-family="Arial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МАУ_27_2005_20_Основной_20_текст" style:display-name="МАУ'2005 Основной текст" style:family="paragraph" style:parent-style-name="Standard" style:next-style-name="Standard">
      <style:paragraph-properties fo:margin-left="0in" fo:margin-right="0in" fo:line-height="115%" fo:text-align="justify" style:justify-single-word="false" fo:hyphenation-ladder-count="no-limit" fo:text-indent="0.4925in" style:auto-text-indent="false" style:text-autospace="none"/>
      <style:text-properties style:font-name="Arial,Bold" fo:font-family="'Arial,Bold', 'Times New Roman'" style:font-family-generic="swiss" style:font-name-complex="Arial,Bold" style:font-family-complex="'Arial,Bold', 'Times New Roman'" style:font-family-generic-complex="swis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0" fo:widows="0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language="none" fo:country="none" style:font-size-complex="10pt"/>
    </style:style>
    <style:style style:name="Основной_20_текст_20_3" style:display-name="Основной текст 3" style:family="paragraph" style:parent-style-name="Standard">
      <style:paragraph-properties fo:text-align="justify" style:justify-single-word="false"/>
      <style:text-properties fo:language="none" fo:country="none" fo:font-style="italic" fo:font-weight="bold" style:font-style-asian="italic" style:font-weight-asian="bold" style:font-size-complex="10pt"/>
    </style:style>
    <style:style style:name="Обычный_20__28_веб_29_" style:display-name="Обычный (веб)" style:family="paragraph" style:parent-style-name="Standard">
      <style:paragraph-properties fo:margin-top="0.1945in" fo:margin-bottom="0.1945in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fo:language="none" fo:country="none"/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  <style:text-properties fo:language="none" fo:country="none"/>
    </style:style>
    <style:style style:name="Style21" style:family="paragraph" style:parent-style-name="Standard">
      <style:paragraph-properties fo:margin-left="0in" fo:margin-right="0in" fo:line-height="0.2134in" fo:text-align="justify" style:justify-single-word="false" fo:orphans="0" fo:widows="0" fo:text-indent="-0.2335in" style:auto-text-indent="false" style:text-autospace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Основной_20_шрифт_20_абзаца" style:display-name="Основной шрифт абзаца" style:family="text"/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3pt" fo:font-style="italic" style:font-name-asian="Times New Roman" style:font-family-asian="'Times New Roman'" style:font-family-generic-asian="roman" style:font-pitch-asian="variable" style:font-size-asian="13pt" style:font-style-asian="italic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Основной_20_текст_20_3_20_Знак" style:display-name="Основной текст 3 Знак" style:family="text">
      <style:text-properties style:font-name="Times New Roman" fo:font-family="'Times New Roman'" style:font-family-generic="roman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apple-converted-space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0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1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text:style-name="WW8Num1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5" text:style-name="WW8Num1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text:style-name="WW8Num1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7" text:style-name="WW8Num1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8" text:style-name="WW8Num1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9" text:style-name="WW8Num1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3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WW8Num4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0075in"/>
        </style:list-level-properties>
      </text:list-level-style-number>
      <text:list-level-style-number text:level="4" text:style-name="WW8Num4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154in"/>
        </style:list-level-properties>
      </text:list-level-style-number>
      <text:list-level-style-number text:level="5" text:style-name="WW8Num4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2728in"/>
        </style:list-level-properties>
      </text:list-level-style-number>
      <text:list-level-style-number text:level="6" text:style-name="WW8Num4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2807in"/>
        </style:list-level-properties>
      </text:list-level-style-number>
      <text:list-level-style-number text:level="7" text:style-name="WW8Num4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5382in"/>
        </style:list-level-properties>
      </text:list-level-style-number>
      <text:list-level-style-number text:level="8" text:style-name="WW8Num4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5457in"/>
        </style:list-level-properties>
      </text:list-level-style-number>
      <text:list-level-style-number text:level="9" text:style-name="WW8Num4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80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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6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6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6z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6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6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6z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6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6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764in" fo:text-indent="-0.25in" fo:margin-left="0.5764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0764in" fo:text-indent="-0.25in" fo:margin-left="1.0764in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764in" fo:text-indent="-0.25in" fo:margin-left="1.5764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0764in" fo:text-indent="-0.25in" fo:margin-left="2.0764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764in" fo:text-indent="-0.25in" fo:margin-left="2.5764in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0764in" fo:text-indent="-0.25in" fo:margin-left="3.0764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764in" fo:text-indent="-0.25in" fo:margin-left="3.5764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0764in" fo:text-indent="-0.25in" fo:margin-left="4.0764in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764in" fo:text-indent="-0.25in" fo:margin-left="4.576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Liberation Serif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8819in"/>
        </style:list-level-properties>
        <style:text-properties style:font-name="Liberation Serif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3819in"/>
        </style:list-level-properties>
        <style:text-properties style:font-name="Courier New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8819in"/>
        </style:list-level-properties>
        <style:text-properties style:font-name="Wingdings"/>
      </text:list-level-style-bullet>
      <text:list-level-style-bullet text:level="4" text:style-name="WW8Num9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3819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8819in"/>
        </style:list-level-properties>
        <style:text-properties style:font-name="Courier New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3819in"/>
        </style:list-level-properties>
        <style:text-properties style:font-name="Wingdings"/>
      </text:list-level-style-bullet>
      <text:list-level-style-bullet text:level="7" text:style-name="WW8Num9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8819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3819in"/>
        </style:list-level-properties>
        <style:text-properties style:font-name="Courier New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881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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Liberation Serif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5in" fo:text-indent="-0.3028in" fo:margin-left="0.5in"/>
        </style:list-level-properties>
        <style:text-properties style:font-name="Liberation Serif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3945in" fo:margin-left="0.9846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Татьяна</meta:initial-creator>
    <meta:creation-date>2016-11-21T15:03:00</meta:creation-date>
    <dc:date>2022-12-27T05:48:11.855006208</dc:date>
    <meta:editing-cycles>7</meta:editing-cycles>
    <meta:editing-duration>PT13M7S</meta:editing-duration>
    <meta:generator>LibreOffice/7.4.3.2$Linux_X86_64 LibreOffice_project/40$Build-2</meta:generator>
    <meta:document-statistic meta:table-count="0" meta:image-count="0" meta:object-count="0" meta:page-count="1" meta:paragraph-count="34" meta:word-count="225" meta:character-count="2295" meta:non-whitespace-character-count="2007"/>
  </office:meta>
</office:document-meta>
</file>